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aef2" officeooo:paragraph-rsid="0012aef2"/>
    </style:style>
    <style:style style:name="P2" style:family="paragraph" style:parent-style-name="Standard">
      <style:paragraph-properties fo:break-before="page"/>
      <style:text-properties officeooo:rsid="0012aef2" officeooo:paragraph-rsid="0012aef2"/>
    </style:style>
    <style:style style:name="P3" style:family="paragraph" style:parent-style-name="Standard">
      <style:text-properties officeooo:rsid="0012aef2" officeooo:paragraph-rsid="00155c8f"/>
    </style:style>
    <style:style style:name="P4" style:family="paragraph" style:parent-style-name="Standard">
      <style:text-properties officeooo:rsid="0012aef2" officeooo:paragraph-rsid="00182b6d"/>
    </style:style>
    <style:style style:name="P5" style:family="paragraph" style:parent-style-name="Standard">
      <style:text-properties officeooo:rsid="00141ae5" officeooo:paragraph-rsid="00141ae5"/>
    </style:style>
    <style:style style:name="P6" style:family="paragraph" style:parent-style-name="Standard">
      <style:text-properties style:text-underline-style="solid" style:text-underline-width="auto" style:text-underline-color="font-color" officeooo:rsid="00141ae5" officeooo:paragraph-rsid="00141ae5"/>
    </style:style>
    <style:style style:name="P7" style:family="paragraph" style:parent-style-name="Standard">
      <style:text-properties officeooo:rsid="00155c8f" officeooo:paragraph-rsid="00155c8f"/>
    </style:style>
    <style:style style:name="P8" style:family="paragraph" style:parent-style-name="Standard">
      <style:text-properties officeooo:rsid="00155c8f" officeooo:paragraph-rsid="00182b6d"/>
    </style:style>
    <style:style style:name="P9" style:family="paragraph" style:parent-style-name="Standard">
      <style:text-properties officeooo:rsid="00182b6d" officeooo:paragraph-rsid="00182b6d"/>
    </style:style>
    <style:style style:name="P10" style:family="paragraph" style:parent-style-name="Standard">
      <style:text-properties style:font-name="Courier New" fo:font-size="9pt" officeooo:rsid="00182b6d" officeooo:paragraph-rsid="00182b6d" style:font-size-asian="9pt" style:font-size-complex="9pt"/>
    </style:style>
    <style:style style:name="T1" style:family="text">
      <style:text-properties officeooo:rsid="0012aef2"/>
    </style:style>
    <style:style style:name="T2" style:family="text">
      <style:text-properties officeooo:rsid="00141ae5"/>
    </style:style>
    <style:style style:name="T3" style:family="text">
      <style:text-properties fo:background-color="#ffff99" loext:char-shading-value="0"/>
    </style:style>
    <style:style style:name="T4" style:family="text">
      <style:text-properties officeooo:rsid="0012aef2" fo:background-color="#ffff99" loext:char-shading-value="0"/>
    </style:style>
    <style:style style:name="T5" style:family="text">
      <style:text-properties fo:background-color="#99ff99" loext:char-shading-value="0"/>
    </style:style>
    <style:style style:name="T6" style:family="text">
      <style:text-properties officeooo:rsid="0012aef2" fo:background-color="#99ff99" loext:char-shading-value="0"/>
    </style:style>
    <style:style style:name="T7" style:family="text">
      <style:text-properties fo:background-color="#ff99ff" loext:char-shading-value="0"/>
    </style:style>
    <style:style style:name="T8" style:family="text">
      <style:text-properties officeooo:rsid="0012aef2" fo:background-color="#ff99ff" loext:char-shading-value="0"/>
    </style:style>
    <style:style style:name="T9" style:family="text">
      <style:text-properties fo:background-color="#66ffff" loext:char-shading-value="0"/>
    </style:style>
    <style:style style:name="T10" style:family="text">
      <style:text-properties officeooo:rsid="0012aef2" fo:background-color="#66ffff" loext:char-shading-value="0"/>
    </style:style>
    <style:style style:name="T11" style:family="text">
      <style:text-properties fo:background-color="#99ccff" loext:char-shading-value="0"/>
    </style:style>
    <style:style style:name="T12" style:family="text">
      <style:text-properties officeooo:rsid="0012aef2" fo:background-color="#99ccff" loext:char-shading-value="0"/>
    </style:style>
    <style:style style:name="T13" style:family="text">
      <style:text-properties fo:background-color="#ffcc99" loext:char-shading-value="0"/>
    </style:style>
    <style:style style:name="T14" style:family="text">
      <style:text-properties officeooo:rsid="0012aef2" fo:background-color="#ffcc99" loext:char-shading-value="0"/>
    </style:style>
    <style:style style:name="T15" style:family="text">
      <style:text-properties officeooo:rsid="00141ae5" fo:background-color="#ffcc99" loext:char-shading-value="0"/>
    </style:style>
    <style:style style:name="T16" style:family="text">
      <style:text-properties officeooo:rsid="00155c8f"/>
    </style:style>
    <style:style style:name="T17" style:family="text">
      <style:text-properties officeooo:rsid="00182b6d"/>
    </style:style>
    <style:style style:name="T18" style:family="text">
      <style:text-properties style:text-underline-style="solid" style:text-underline-width="auto" style:text-underline-color="font-color" officeooo:rsid="00155c8f"/>
    </style:style>
    <style:style style:name="T19" style:family="text">
      <style:text-properties style:text-underline-style="solid" style:text-underline-width="auto" style:text-underline-color="font-color" officeooo:rsid="00182b6d"/>
    </style:style>
    <style:style style:name="T20" style:family="text">
      <style:text-properties style:font-name="Courier New" fo:font-size="9pt" style:font-size-asian="9pt" style:font-size-complex="9pt"/>
    </style:style>
    <style:style style:name="T21" style:family="text">
      <style:text-properties officeooo:rsid="0018b9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race Messaging Facility -<text:span text:style-name="T16">Version </text:span><text:span text:style-name="T21">3</text:span></text:p>
      <text:p text:style-name="P5"/>
      <text:p text:style-name="P1">There are two reasons for trace info:</text:p>
      <text:p text:style-name="P1">-status reporting during normal operation</text:p>
      <text:p text:style-name="P1">-debug tracepoints when troubleshooting unexpected program flow or data values</text:p>
      <text:p text:style-name="P1"/>
      <text:p text:style-name="P1">There are two parts to the generation of traces:</text:p>
      <text:p text:style-name="P1"/>
      <text:p text:style-name="P1">1) <text:span text:style-name="T2">T</text:span>race commands embedded in the software at strategic places that indicates that a message should be generated if execution gets to this point, and provide the data that goes into the message</text:p>
      <text:p text:style-name="P1"/>
      <text:p text:style-name="P1">2) <text:span text:style-name="T2">A</text:span> trace message generation routine (which the trace command calls) that generates the message based on the information in the trace command, and dynamic configuration information stored in a table. This table can be displayed and overwritten by <text:span text:style-name="T17">the </text:span>MQTT <text:s/><text:span text:style-name="T17">TR</text:span> command so that tracing can be changed on the fly</text:p>
      <text:p text:style-name="P1"/>
      <text:p text:style-name="P1">Tracepoint information in the trace statement embedded in the code includes <text:span text:style-name="T16">the following. Note that various techniques can be used to streamline the trace calling process, and this, and other information may not be explicitly in the trace statement.</text:span></text:p>
      <text:p text:style-name="P1"/>
      <text:p text:style-name="P1">- <text:span text:style-name="T16">string containing the function name</text:span></text:p>
      <text:p text:style-name="P1">- <text:span text:style-name="T16">trace type:</text:span></text:p>
      <text:p text:style-name="P1"><text:s text:c="6"/><text:span text:style-name="T16">H: high level status/info</text:span></text:p>
      <text:p text:style-name="P1"><text:s text:c="6"/><text:span text:style-name="T16">M: </text:span>medium level <text:span text:style-name="T16">status/info</text:span></text:p>
      <text:p text:style-name="P3"><text:s text:c="6"/><text:span text:style-name="T16">L:</text:span> low level <text:span text:style-name="T16">status/info</text:span></text:p>
      <text:p text:style-name="P3"><text:s text:c="6"/><text:span text:style-name="T16">W: warning on unexpected but tolerable condition</text:span></text:p>
      <text:p text:style-name="P3"><text:s text:c="7"/><text:span text:style-name="T16">E: serious exception has occurred, preventing normal operation</text:span></text:p>
      <text:p text:style-name="P1">- optional text string providing data label or situation description</text:p>
      <text:p text:style-name="P1">- optional variable name for data to be provided with the trace</text:p>
      <text:p text:style-name="P1"/>
      <text:p text:style-name="P1"><text:span text:style-name="T16">Dynamic t</text:span>race processing controls are all <text:span text:style-name="T16">stored</text:span> in one table, writable via MQTT. </text:p>
      <text:p text:style-name="P1"/>
      <text:p text:style-name="P4">- <text:span text:style-name="T19">Table entry</text:span><text:span text:style-name="T17"> 1 is a special case, containing g</text:span><text:span text:style-name="T16">lobal default trace enabling for the 5 trace types</text:span></text:p>
      <text:p text:style-name="P8"><text:s text:c="6"/>- example: enable error and warning traces are enabled everywhere</text:p>
      <text:p text:style-name="P8"/>
      <text:p text:style-name="P8"><text:s text:c="3"/>The 5 types of tracing are represented by binary bits</text:p>
      <text:p text:style-name="P8"><text:s text:c="7"/>H = bit 0 = decimal 1 = symbol t$H</text:p>
      <text:p text:style-name="P8"><text:s text:c="7"/>M = bit 1 = decimal 2 = symbol t$M</text:p>
      <text:p text:style-name="P8"><text:s text:c="7"/>L <text:s/>= bit 2 = decimal 4 = symbol t$L</text:p>
      <text:p text:style-name="P8"><text:s text:c="7"/>W = bit 3 = decimal 8 = symbol t$W</text:p>
      <text:p text:style-name="P8"><text:s text:c="7"/>E <text:s/>= bit 4 = decimal 16 = symbol t$E</text:p>
      <text:p text:style-name="P8"/>
      <text:p text:style-name="P9">In technical terms:</text:p>
      <text:p text:style-name="P9"/>
      <text:p text:style-name="P4"><text:span text:style-name="T16">$traceTab[1]</text:span> is global enables, with individual bits. If <text:span text:style-name="T16">particular trace is to be enabled globally, the corresponding bit is set in this entry. If the bit is zero, the trace is disabled by default, but can be enabled at the routine level. An example value would be</text:span></text:p>
      <text:p text:style-name="P4"/>
      <text:p text:style-name="P4"><text:s text:c="5"/><text:span text:style-name="T16">$traceTab[</text:span><text:span text:style-name="T17">t$global</text:span><text:span text:style-name="T16">] = t$E + t$W <text:s text:c="5"/>// globally enable error and warning traces</text:span></text:p>
      <text:p text:style-name="P8"><text:soft-page-break/></text:p>
      <text:p text:style-name="P8">- <text:span text:style-name="T19">Table entry 2</text:span><text:span text:style-name="T17"> is also a special case, which controls </text:span><text:span text:style-name="T1">where trace output goes to:</text:span></text:p>
      <text:p text:style-name="P1"><text:s text:c="5"/>- <text:s/>serial monitor <text:span text:style-name="T16">(enabled by bit 0 = decimal 1 = symbol t$SM)</text:span></text:p>
      <text:p text:style-name="P1"><text:s text:c="5"/>- <text:s/>MQTT topic <text:span text:style-name="T16">(enabled by bit 1 = decimal 2 = symbol t$MQ)</text:span></text:p>
      <text:p text:style-name="P1"><text:s text:c="5"/>- <text:s/>both <text:span text:style-name="T16">(enabled by t$SM + t$MQ )</text:span></text:p>
      <text:p text:style-name="P1"/>
      <text:p text:style-name="P9">To configure this entry so that trace output goes to the serial monitor, you would define:</text:p>
      <text:p text:style-name="P9"><text:s text:c="4"/><text:span text:style-name="T1"><text:s/></text:span><text:span text:style-name="T16">$traceTab[</text:span>t$routing<text:span text:style-name="T16">] = t$</text:span>SM<text:span text:style-name="T16"> <text:s text:c="5"/>// </text:span>direct trace output to the serial monitor</text:p>
      <text:p text:style-name="P1"/>
      <text:p text:style-name="P4">- <text:span text:style-name="T17">The third and following entries in the table provide trace enabling information for one specific function. Note that the function may have multiple traces and different trace types.) Functions have a unique numeric identifier which corresponds to its position in the trace control table. As a result of this, function ID’s start at 3, avoiding the 2 special purpose table entries. The entry for a given function tells what trace types are enabled for it, using the same bit meanings given above for the global enables in table entry 1.</text:span></text:p>
      <text:p text:style-name="P4"/>
      <text:p text:style-name="P1"><text:span text:style-name="T17">T</text:span><text:span text:style-name="T16">hese </text:span><text:span text:style-name="T17">trace enables </text:span><text:span text:style-name="T16">are additive: a trace is generated if </text:span><text:span text:style-name="T18">either</text:span><text:span text:style-name="T16"> the global enables, or the routine’s enables allow it, </text:span><text:span text:style-name="T17">for the type of trace being considered.</text:span></text:p>
      <text:p text:style-name="P1"/>
      <text:p text:style-name="P9">The trace table <text:span text:style-name="T16">$traceTab</text:span> is defined in the configDetails.cpp file, and the relevant part looks like this:</text:p>
      <text:p text:style-name="P9"/>
      <text:p text:style-name="P9"><text:s/><text:span text:style-name="T20"><text:s/>// first 2 table entries are special purpose ones</text:span></text:p>
      <text:p text:style-name="P10"><text:s text:c="2"/></text:p>
      <text:p text:style-name="P10">$traceTab[t$global] = t$H + t$M + t$E + t$W ; <text:s/>//error &amp; warning messages globally enabled</text:p>
      <text:p text:style-name="P10"><text:s text:c="2"/>$traceTab[t$routing] = t$SM ; <text:s text:c="4"/>// direct traces messages to serial monitor</text:p>
      <text:p text:style-name="P10"/>
      <text:p text:style-name="P10"><text:s text:c="2"/>// following table entries specify trace enables for individual routines</text:p>
      <text:p text:style-name="P10"><text:s text:c="2"/></text:p>
      <text:p text:style-name="P10"><text:s text:c="2"/>$traceTab[3] = t$L + t$W + t$E ; <text:s/>// routine 3 = setupFlows() in flows.cpp</text:p>
      <text:p text:style-name="P10"><text:s text:c="2"/>$traceTab[4] = t$E + t$W; <text:s text:c="8"/>// routine 4 = mapDegToPWM in flows.cpp</text:p>
      <text:p text:style-name="P10"><text:s text:c="2"/>$traceTab[5] = t$E + t$W; <text:s text:c="8"/>// routine 4 = showCfgDetails in configDetails.cpp</text:p>
      <text:p text:style-name="P10"><text:s text:c="2"/>$traceTab[6] = t$M ; <text:s text:c="13"/>// routine 6 = processCmd in mqttBroker.cpp</text:p>
      <text:p text:style-name="P1"/>
      <text:p text:style-name="P7"/>
      <text:p text:style-name="P4">???????????????????</text:p>
      <text:p text:style-name="P4"><text:s/><text:span text:style-name="T17">correct following section, document the “add a trace” process, define H M L conventions, discuss impact on software execution, review Notes section at end, add overloaded trace forms.</text:span></text:p>
      <text:p text:style-name="P1">???????????????????</text:p>
      <text:p text:style-name="P1"/>
      <text:p text:style-name="P1">The generated trace message looks like this:</text:p>
      <text:p text:style-name="P1"/>
      <text:p text:style-name="P1"><text:span text:style-name="T3">&lt;type&gt;</text:span> <text:span text:style-name="T5">&lt;function-name&gt;</text:span>&lt;<text:span text:style-name="T7">trace-sub-ID</text:span>&gt;(&lt;<text:span text:style-name="T9">numeric trace ID</text:span>&gt;): &lt;<text:span text:style-name="T11">data-label-info</text:span>&gt;&lt;<text:span text:style-name="T13">data-value</text:span>&gt;</text:p>
      <text:p text:style-name="P1"/>
      <text:p text:style-name="P1"><text:span text:style-name="T3">type</text:span> = S, W or E</text:p>
      <text:p text:style-name="P1"><text:span text:style-name="T5">function-name</text:span> = name of C++ function-name</text:p>
      <text:p text:style-name="P1"><text:span text:style-name="T7">trace-sub-ID </text:span>= numeric identifier for traces within same function, starting at 1</text:p>
      <text:p text:style-name="P1"><text:span text:style-name="T9">numeric trace ID</text:span> = assigned number for this function name, globally unique. Indexes the config table.</text:p>
      <text:p text:style-name="P1"><text:span text:style-name="T11">data-label-info</text:span> = label for acompanying data value, or description of cause of trace message</text:p>
      <text:p text:style-name="P1"><text:span text:style-name="T13">data-v</text:span><text:span text:style-name="T15">a</text:span><text:span text:style-name="T13">lue</text:span> = debug or status data added to the message</text:p>
      <text:p text:style-name="P1"/>
      <text:p text:style-name="P5">example message: <text:s/><text:span text:style-name="T4">E</text:span><text:span text:style-name="T1"> </text:span><text:span text:style-name="T6">functionB</text:span><text:span text:style-name="T1">-</text:span><text:span text:style-name="T8">1</text:span><text:span text:style-name="T1">(</text:span><text:span text:style-name="T10">7</text:span><text:span text:style-name="T1">): </text:span><text:span text:style-name="T12">g_X out of range: </text:span><text:span text:style-name="T14">18.5</text:span></text:p>
      <text:p text:style-name="P1"><text:soft-page-break/></text:p>
      <text:p text:style-name="P1">Example <text:span text:style-name="T2">code sequence</text:span>:</text:p>
      <text:p text:style-name="P1"/>
      <text:p text:style-name="P1">void loop()</text:p>
      <text:p text:style-name="P1">{</text:p>
      <text:p text:style-name="P1"><text:s text:c="3"/>functionA(10,20,30)</text:p>
      <text:p text:style-name="P1"><text:s text:c="3"/>functionB(5.7, 7.9, -10.60)</text:p>
      <text:p text:style-name="P1">}</text:p>
      <text:p text:style-name="P1"/>
      <text:p text:style-name="P1"/>
      <text:p text:style-name="P1">void functionA(x,y,z)</text:p>
      <text:p text:style-name="P1">{</text:p>
      <text:p text:style-name="P1"><text:s text:c="5"/>trace(“functionA”, 1, ID6, top, status, “Z value= “, Z)</text:p>
      <text:p text:style-name="P1"><text:s text:c="5"/>float r = sqrt(x*x + y*y +z*z)</text:p>
      <text:p text:style-name="P1"><text:s text:c="5"/>trace(“functionA”, 2, ID6, low, status, “R= “,r)</text:p>
      <text:p text:style-name="P1"><text:s text:c="5"/>g_det = B * B – 4 * a * c <text:s text:c="3"/>// from quadratic formula</text:p>
      <text:p text:style-name="P1"><text:s text:c="5"/>if (g_det&lt;0) {trace(“functionA”, 3, ID6, top, error, “negative determinant= “, g_det)}</text:p>
      <text:p text:style-name="P1"><text:s text:c="5"/>return</text:p>
      <text:p text:style-name="P1">}</text:p>
      <text:p text:style-name="P1"/>
      <text:p text:style-name="P1"/>
      <text:p text:style-name="P1">void functionB(hipx, hipy, hipz)</text:p>
      <text:p text:style-name="P1">{</text:p>
      <text:p text:style-name="P1"><text:s text:c="5"/>trace(“functionB”, 1, ID7, top, status, “starting”, hipx)</text:p>
      <text:p text:style-name="P1"><text:s text:c="5"/>g_X = arcsin( hipy/hipx) * g_hfr_width</text:p>
      <text:p text:style-name="P1"><text:s text:c="5"/>if( g_X &gt; maxW || g_X &lt; maxW) </text:p>
      <text:p text:style-name="P1"><text:s text:c="5"/>{</text:p>
      <text:p text:style-name="P1"><text:s text:c="10"/>trace(“functionB, 1, ID7, error, “g_X out of range: “,g_X)</text:p>
      <text:p text:style-name="P1"><text:s text:c="10"/>// recover in some way...</text:p>
      <text:p text:style-name="P1"><text:s text:c="10"/>g_X = 0</text:p>
      <text:p text:style-name="P1"><text:s text:c="5"/>}</text:p>
      <text:p text:style-name="P1"><text:s text:c="5"/>return</text:p>
      <text:p text:style-name="P1">}</text:p>
      <text:p text:style-name="P1"/>
      <text:p text:style-name="P1"/>
      <text:p text:style-name="P1"/>
      <text:p text:style-name="P1"/>
      <text:p text:style-name="P1">Example output on next page.</text:p>
      <text:p text:style-name="P2"/>
      <text:p text:style-name="P1">with this table setup: <text:s text:c="18"/>| you would see traces like this for one loop()</text:p>
      <text:p text:style-name="P1"><text:s text:c="53"/>|</text:p>
      <text:p text:style-name="P1">[1] <text:s/>0 <text:s text:c="3"/>/no global enables <text:s text:c="10"/>| <text:s/>S functionA-1(6): Z value= 30</text:p>
      <text:p text:style-name="P1"><text:s/>... <text:s text:c="48"/>| <text:s/>S functionA-2(6): R= Z value= 37.42</text:p>
      <text:p text:style-name="P1">[6] Bit1 <text:s text:c="39"/>| <text:s text:c="5"/>/ never encountered functionA-3 tracepoint</text:p>
      <text:p text:style-name="P1">[7] <text:s text:c="47"/>|</text:p>
      <text:p text:style-name="P1">______________________________________________________________</text:p>
      <text:p text:style-name="P1"/>
      <text:p text:style-name="P1">with this table setup: <text:s text:c="18"/>| you would see traces like this for one loop()</text:p>
      <text:p text:style-name="P1"><text:s text:c="53"/>|</text:p>
      <text:p text:style-name="P1">[1] <text:s/>Bit1 <text:s text:c="4"/>/all traces enabled <text:s text:c="4"/>| <text:s/>S functionA-1(6): Z value= 30</text:p>
      <text:p text:style-name="P1"><text:s/>... <text:s text:c="48"/>| <text:s/>S functionA-2(6): R= Z value= 37.42</text:p>
      <text:p text:style-name="P1">[6] <text:s/>* <text:s text:c="9"/>/don’t care <text:s text:c="16"/>| <text:s/>E functionB-1(7): g_X out of range: 18.5</text:p>
      <text:p text:style-name="P1">[7] <text:s/>* <text:s text:c="9"/>/don’t care <text:s text:c="16"/>|</text:p>
      <text:p text:style-name="P1">______________________________________________________________</text:p>
      <text:p text:style-name="P1"/>
      <text:p text:style-name="P1">with this table setup: <text:s text:c="19"/>| you would see traces like this for one loop()</text:p>
      <text:p text:style-name="P1"><text:s text:c="53"/>|</text:p>
      <text:p text:style-name="P1">[1] <text:s/>0 <text:s text:c="43"/>| <text:s/></text:p>
      <text:p text:style-name="P1"><text:s/>... <text:s text:c="48"/>| <text:s/></text:p>
      <text:p text:style-name="P1">[6] <text:s/>* <text:s text:c="43"/>| <text:s/>E functionB-1(7): g_X out of range: 18.5</text:p>
      <text:p text:style-name="P1">[7] Bit10 + Bit13 +Bit16 <text:s text:c="12"/>| <text:s text:c="31"/>|</text:p>
      <text:p text:style-name="P1"><text:s/>/top+err, med+err, low+err</text:p>
      <text:p text:style-name="P1">______________________________________________________________</text:p>
      <text:p text:style-name="P1"/>
      <text:p text:style-name="P1">with this table setup: <text:s text:c="19"/>| you would see traces like this for one loop()</text:p>
      <text:p text:style-name="P1"><text:s text:c="53"/>|</text:p>
      <text:p text:style-name="P1">[1] <text:s/>Bit7 <text:s text:c="3"/>/all traces with errors <text:s/>| <text:s/></text:p>
      <text:p text:style-name="P1"><text:s/>... <text:s text:c="48"/>| <text:s/>E functionA-3(6): negative determinant= -87.2242</text:p>
      <text:p text:style-name="P1">[6] <text:s/>* <text:s text:c="8"/>/don’t care <text:s text:c="17"/>| <text:s/>E functionB-1(7): g_X out of range: 18.5</text:p>
      <text:p text:style-name="P1">[7] <text:s/>* <text:s text:c="8"/>/don’t care <text:s text:c="17"/>| </text:p>
      <text:p text:style-name="P1"/>
      <text:p text:style-name="P1"/>
      <text:p text:style-name="P5">Notes:</text:p>
      <text:p text:style-name="P5">- this facility will distort program execution timing because it takes time to generate and transmit the trace message. It would be nice to extend it to allow setting / clearing of a small number of LEDs via a trace command, which can be done very quickly.</text:p>
      <text:p text:style-name="P5">- the requirement to not require any arguments has not been met, and it’s not clear to me how this would be possible. The argument count can be reduced by defining specialized macro’s that essentially pre-populate some of the fields.</text:p>
      <text:p text:style-name="P5">- there’s some implied work to write 2 new MQTT commands:</text:p>
      <text:p text:style-name="P5"><text:s text:c="4"/>- one to write numeric values into the configuration table for on-the-fly trace changes</text:p>
      <text:p text:style-name="P5"><text:s text:c="4"/>- one to display the current configuration table, for convenience</text:p>
      <text:p text:style-name="P5">- there’s some implied work to allow the config table to be set up at compile time with a usable setup.</text:p>
      <text:p text:style-name="P5">- this trace facility isn’t a replacement for the abbreviated print commands like sp2l(a,b) which have a different purpose, primarily in debugging.</text:p>
      <text:p text:style-name="P5">- we could assign bits in the config table to direct individual trace messages to the serial monitor, MQTT, or both, but I’m not sure this is need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5T15:32:32.222000000</meta:creation-date>
    <dc:date>2023-02-03T18:58:21.713000000</dc:date>
    <meta:editing-duration>PT9H41M44S</meta:editing-duration>
    <meta:editing-cycles>5</meta:editing-cycles>
    <meta:generator>LibreOffice/7.4.4.2$Windows_X86_64 LibreOffice_project/85569322deea74ec9134968a29af2df5663baa21</meta:generator>
    <meta:document-statistic meta:table-count="0" meta:image-count="0" meta:object-count="0" meta:page-count="4" meta:paragraph-count="125" meta:word-count="1298" meta:character-count="8719" meta:non-whitespace-character-count="6411"/>
  </office:meta>
</office:document-meta>
</file>